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master-page-name="Standard">
      <style:paragraph-properties fo:line-height="100%" fo:text-align="end" style:justify-single-word="false" style:page-number="auto"/>
    </style:style>
    <style:style style:name="T1" style:family="text">
      <style:text-properties fo:font-size="10pt" style:font-size-asian="10pt" style:font-name-complex="Calibri" style:font-size-complex="10pt"/>
    </style:style>
    <style:style style:name="T2" style:family="text">
      <style:text-properties fo:color="#222222" fo:font-size="10pt" style:font-size-asian="10pt" style:font-name-complex="Calibri" style:font-size-complex="10pt"/>
    </style:style>
    <style:style style:name="T3" style:family="text">
      <style:text-properties fo:color="#222222" fo:font-size="10pt" fo:font-style="normal" style:font-size-asian="10pt" style:font-style-asian="normal" style:font-name-complex="Calibri" style:font-size-complex="10pt"/>
    </style:style>
    <style:style style:name="T4" style:family="text">
      <style:text-properties fo:color="#222222" fo:font-size="10pt" fo:font-weight="bold" style:font-size-asian="10pt" style:font-weight-asian="bold" style:font-name-complex="Calibri" style:font-size-complex="10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ddie Gurnee</text:span></text:p>
      <text:p text:style-name="P2"><text:span text:style-name="T1">1/22/13</text:span></text:p>
      <text:p text:style-name="P3"><text:span text:style-name="T1">Homework #2</text:span></text:p>
      <text:section text:style-name="Sect1" text:name="TextSection">
        <text:p text:style-name="P1"><text:span text:style-name="T2">Lesson 2A<text:line-break/></text:span><text:span text:style-name="Emphasis"><text:span text:style-name="T3">Key Term Quiz:</text:span></text:span></text:p>
        <text:p text:style-name="P1"><text:span text:style-name="T2">3) A Web page is a document formatted with the </text:span><text:span text:style-name="T4">hypertext markup</text:span><text:span text:style-name="T2"> language (HTML).</text:span></text:p>
        <text:p text:style-name="P1"><text:span text:style-name="T2">4) A(n) </text:span><text:span text:style-name="T4">web browser</text:span><text:span text:style-name="T2"> is software you can use to navigate the World Wide Web</text:span></text:p>
        <text:p text:style-name="P1"><text:span text:style-name="T2">5) AND, OR, and NOT are examples of </text:span><text:span text:style-name="T4">Boolean</text:span><text:span text:style-name="T2"> </text:span><text:span text:style-name="T4">operators</text:span><text:span text:style-name="T2">.</text:span></text:p>
        <text:p text:style-name="P1"><text:span text:style-name="T2">7) A(n) </text:span><text:span text:style-name="T4">metasearch</text:span><text:span text:style-name="T2"> uses multiple search engines simultaneously to look up sites that match your keywords, phrase, or question.</text:span></text:p>
        <text:p text:style-name="P1"><text:span text:style-name="T2"><text:line-break/></text:span><text:span text:style-name="Emphasis"><text:span text:style-name="T3">Multiple choice:</text:span></text:span></text:p>
        <text:p text:style-name="P1"><text:span text:style-name="T2">4) Every Web page has a unique address, called a B) uniform resource locator (URL).</text:span></text:p>
        <text:p text:style-name="P1"><text:span text:style-name="T2">7)</text:span><text:span text:style-name="T1"> </text:span><text:span text:style-name="T2">Because it uses HTTP, the Web supports B) hypertext documents.</text:span></text:p>
        <text:p text:style-name="P1"><text:span text:style-name="T2">8) The first point-and-click Web browser was named A) Mosaic.</text:span></text:p>
        <text:p text:style-name="P1"><text:span text:style-name="T2">10) Before you launch your browser and view a Web page, you may need to (either) B) connect to the Internet (</text:span><text:span text:style-name="T4">OR</text:span><text:span text:style-name="T2"> make an appropriate sacrifice to the Gods of teh internetz).</text:span></text:p>
        <text:p text:style-name="P1"><text:span text:style-name="T2"><text:line-break/>Review Questions:</text:span></text:p>
        <text:p text:style-name="P1"><text:span text:style-name="T2">6) Three ways that you can specify a URL are: 1) typing the URL in the URL box, 2) clicking on a hyperlink that leads to a specific URL, or 3) save the URL in the bookmarks, then clicking on the bookmark whenever you want to go there.</text:span></text:p>
        <text:p text:style-name="P1"><text:span text:style-name="T2">8) A search engine allows you to retrieve information from the web by having the user input a word or string of words, scans the search engines vast depositories of tags for the inputted word(s) or related words, and displays the information (or links to the information) for the user.</text:span></text:p>
        <text:p text:style-name="P1"><text:span text:style-name="T2"><text:line-break/><text:line-break/>Lesson 2B<text:line-break/></text:span><text:span text:style-name="Emphasis"><text:span text:style-name="T3">Key Term Quiz:</text:span></text:span></text:p>
        <text:p text:style-name="P1"><text:span text:style-name="T2">2) Outlook Express is an example of a(n) </text:span><text:span text:style-name="T4">e-mail client</text:span><text:span text:style-name="T2">.</text:span></text:p>
        <text:p text:style-name="P1"><text:span text:style-name="T2">4) Mail servers generally use the </text:span><text:span text:style-name="T4">post office</text:span><text:span text:style-name="T2"> protocol (POP).</text:span><text:bookmark text:name="_GoBack"/></text:p>
        <text:p text:style-name="P1"><text:span text:style-name="T2">6) alt.food.chocolate could be an example of an Internet </text:span><text:span text:style-name="T4">newsgroup</text:span><text:span text:style-name="T2">.</text:span></text:p>
        <text:p text:style-name="P1"><text:span text:style-name="T2">8)</text:span><text:span text:style-name="T1"> </text:span><text:span text:style-name="T2">If you want to get a specific file via the Internet, you might use the </text:span><text:span text:style-name="T4">file transfer</text:span><text:span text:style-name="T2"> </text:span></text:p>
        <text:p text:style-name="P1"><text:span text:style-name="T2">Protocol (FTP (ftw)).</text:span></text:p>
        <text:p text:style-name="P1"><text:span text:style-name="T2"><text:line-break/></text:span><text:span text:style-name="Emphasis"><text:span text:style-name="T3">Multiple choice:</text:span></text:span></text:p>
        <text:p text:style-name="P1"><text:span text:style-name="T2">3) The @ character is typically called the B) “at” symbol</text:span></text:p>
        <text:p text:style-name="P1"><text:span text:style-name="T2">5) A d) listserv system lets you participate in discussion groups by using your regular email software.</text:span></text:p>
        <text:p text:style-name="P1"><text:span text:style-name="T2">7) Many of the widely distributed Internet newsgroups are part of a system called C) usenet.</text:span></text:p>
        <text:p text:style-name="P1"><text:span text:style-name="T2">9) FTP sites are often called D) archives.</text:span></text:p>
        <text:p text:style-name="P1"><text:span text:style-name="T2"><text:line-break/></text:span><text:span text:style-name="Emphasis"><text:span text:style-name="T3">Review Questions:</text:span></text:span></text:p>
        <text:p text:style-name="P1"><text:span text:style-name="T2">4) A POP server is a mail server that uses the Post Office Protocol (apparently). </text:span></text:p>
        <text:p text:style-name="P1"><text:span text:style-name="T2">8) Public FTP archives are archives that allow anyone to download any file that has been uploaded into the archive. These sites believe in what we all learned in kindergarten: “sharing is carin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astern Michigan University</meta:initial-creator>
    <dc:creator>Eastern Michigan University</dc:creator>
    <meta:editing-cycles>1</meta:editing-cycles>
    <meta:creation-date>2013-01-22T15:20:00</meta:creation-date>
    <dc:date>2013-01-22T15:41:00</dc:date>
    <meta:editing-duration>PT21S</meta:editing-duration>
    <meta:generator>LibreOffice/3.3$Win32 LibreOffice_project/330m19$Build-202</meta:generator>
    <meta:document-statistic meta:table-count="0" meta:image-count="0" meta:object-count="0" meta:page-count="1" meta:paragraph-count="30" meta:word-count="400" meta:character-count="2248"/>
    <meta:user-defined meta:name="AppVersion">14.0000</meta:user-defined>
    <meta:user-defined meta:name="Company">Eastern Michiga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